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
      <loext:graphic-properties draw:fill="none"/>
      <style:paragraph-properties fo:margin-left="0in" fo:margin-right="0in" fo:margin-top="0in" fo:margin-bottom="0in" loext:contextual-spacing="true" fo:line-height="200%" fo:text-align="start" style:justify-single-word="false" fo:text-indent="0in" style:auto-text-indent="false" style:page-number="auto" fo:background-color="transparent"/>
      <style:text-properties style:font-name="Times New Roman" fo:font-weight="bold" officeooo:rsid="0018e851" officeooo:paragraph-rsid="0018e851" style:font-weight-asian="bold" style:font-weight-complex="bold"/>
    </style:style>
    <style:style style:name="P2" style:family="paragraph" style:parent-style-name="Standard">
      <loext:graphic-properties draw:fill="none"/>
      <style:paragraph-properties fo:margin-left="0in" fo:margin-right="0in" fo:margin-top="0in" fo:margin-bottom="0in" loext:contextual-spacing="true" fo:line-height="200%" fo:text-align="start" style:justify-single-word="false" fo:text-indent="0in" style:auto-text-indent="false" fo:background-color="transparent"/>
      <style:text-properties style:font-name="Times New Roman" fo:font-weight="bold" officeooo:rsid="0018e851" officeooo:paragraph-rsid="0018e851" style:font-weight-asian="bold" style:font-weight-complex="bold"/>
    </style:style>
    <style:style style:name="P3" style:family="paragraph" style:parent-style-name="Standard">
      <loext:graphic-properties draw:fill="none"/>
      <style:paragraph-properties fo:margin-left="0in" fo:margin-right="0in" fo:margin-top="0in" fo:margin-bottom="0in" loext:contextual-spacing="true" fo:line-height="200%" fo:text-align="start" style:justify-single-word="false" fo:text-indent="0in" style:auto-text-indent="false" fo:background-color="transparent"/>
      <style:text-properties style:font-name="Times New Roman" fo:font-weight="normal" officeooo:rsid="0018e851" officeooo:paragraph-rsid="0018e851" style:font-weight-asian="normal" style:font-weight-complex="normal"/>
    </style:style>
    <style:style style:name="P4" style:family="paragraph" style:parent-style-name="Standard">
      <loext:graphic-properties draw:fill="none"/>
      <style:paragraph-properties fo:margin-left="0in" fo:margin-right="0in" fo:margin-top="0in" fo:margin-bottom="0in" loext:contextual-spacing="true" fo:line-height="200%" fo:text-align="start" style:justify-single-word="false" fo:text-indent="0in" style:auto-text-indent="false" fo:background-color="transparent"/>
      <style:text-properties style:font-name="Times New Roman" fo:font-weight="normal" officeooo:rsid="001a495d" officeooo:paragraph-rsid="0018e851"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a495d" style:font-weight-asian="normal" style:font-weight-complex="normal"/>
    </style:style>
    <style:style style:name="T3" style:family="text">
      <style:text-properties officeooo:rsid="001b553b"/>
    </style:style>
    <style:style style:name="T4" style:family="text">
      <style:text-properties fo:font-style="italic" officeooo:rsid="001d543d" style:font-style-asian="italic" style:font-style-complex="italic"/>
    </style:style>
    <style:style style:name="T5" style:family="text">
      <style:text-properties fo:font-style="normal" officeooo:rsid="001d543d" style:font-style-asian="normal" style:font-style-complex="normal"/>
    </style:style>
    <style:style style:name="T6" style:family="text">
      <style:text-properties fo:font-style="normal" officeooo:rsid="001d8cb0"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mething Forgotten</text:p>
      <text:p text:style-name="P3"><text:tab/>“Have you ever wondered where the captain came from?” One of the noots aboard the Shadowstreak asks. </text:p>
      <text:p text:style-name="P3"><text:tab/>“No, why would I?” Says the penguin with the red bandanna. “He’s the captain. He does right by us. We get plunder and pillage and wenches and wine. What’s to ask questions about?” The penguin with the red bandanna lays down a few cards in the center of the table. </text:p>
      <text:p text:style-name="P3"><text:tab/>“Well, aye, what we plunder and loot and stick our beaks inter is mighty fine.” The curious penguins lays down a few cards on the opposite side of red bandanna’s. “Only.” The curious penguin picks up a rum bottle. He uncorks it. “You know that time we raided the penguin offices and we stole all those fancy papers and ransomed them back?” The curios penguin pours rum into his glass.</text:p>
      <text:p text:style-name="P3"><text:tab/>“Aye.” The penguin with the red bandanna pushes his empty glass over. The curious penguin fills it with rum. The penguin with the red bandanna nods his appreciation. “What of it?”<text:line-break/><text:tab/>“Well.” The curious penguin corks the rum bottle. He picks up the glass in front of him. “I took a looksee in all the identification papers while we was there.” The curious penguin takes a swig of rum.</text:p>
      <text:p text:style-name="P3"><text:tab/>“And?” The penguin with the red bandanna asks. He slides a few bits over to his side of the table.</text:p>
      <text:p text:style-name="P3"><text:tab/>“And there was nothing there. Even though, the captain says he was surely born in Pingwin.” The curious penguin picks up the cards from the table. He puts them back into the deck. “Seems he just strolled out of the sea one day with this strange ship and started stealing everything what wasn’t nailed down and drinking everything that didn’t try to drink him first.” The curious penguin shuffles the deck of cards. </text:p>
      <text:p text:style-name="P3"><text:tab/>“Don’t forget breaking hearts in every port city from here to Tuskuga.” The penguin with the red bandanna takes a long sip from his glass of rum. </text:p>
      <text:p text:style-name="P3"><text:tab/>“Aye, that too.” The curious penguin says. He deals out a new game. The two penguins look at their cards for a minute. “...so?” The curious penguin says, breaking the silence. </text:p>
      <text:p text:style-name="P3"><text:soft-page-break/><text:tab/>“So, what?” The penguin with the red bandanna says.</text:p>
      <text:p text:style-name="P3"><text:tab/>“So, do you know who the captain really is?” </text:p>
      <text:p text:style-name="P3"><text:tab/>“No.”</text:p>
      <text:p text:style-name="P3"><text:tab/>“Oh.”<text:line-break/><text:tab/>“Well, I might have an idea.”</text:p>
      <text:p text:style-name="P3"><text:tab/>“Really?”</text:p>
      <text:p text:style-name="P3"><text:tab/>“Sort of. It’s an inclination of mine to study history, you know?”</text:p>
      <text:p text:style-name="P3"><text:tab/>“Aye.”</text:p>
      <text:p text:style-name="P3"><text:tab/>“So, you remember that penguin that traveled with the Northerners way back when?”</text:p>
      <text:p text:style-name="P3"><text:tab/>“The one with the big statue in the middle of Pingwin that Haabot’s will paid for?”<text:line-break/><text:tab/>“Aye.”</text:p>
      <text:p text:style-name="P3"><text:tab/>“The one whose plaque explaining who it was the statue was of what kept getting stole?”</text:p>
      <text:p text:style-name="P3"><text:tab/>“Aye.”</text:p>
      <text:p text:style-name="P3"><text:tab/>“Well that’s Bani Karl.”</text:p>
      <text:p text:style-name="P3"><text:tab/>“Aye, and what I’m getting at is...” The penguin with the red bandanna leans forward. His form looms over the table. His gaze and demeanor turn conspiratorial. “What if...Bani Karl never died?”</text:p>
      <text:p text:style-name="P3"><text:tab/>“What?” The curious penguin takes another sip of rum. “Really?”<text:line-break/><text:tab/>“Aye, really.”</text:p>
      <text:p text:style-name="P3"><text:tab/>“What about the big funeral they had and everything.”</text:p>
      <text:p text:style-name="P3"><text:tab/>“All a ruse.”</text:p>
      <text:p text:style-name="P3"><text:tab/>“Well, hows he stayed alive for so long then?”</text:p>
      <text:p text:style-name="P3"><text:tab/>“Magic, probly.”</text:p>
      <text:p text:style-name="P3"><text:tab/>“You mean that he’s stayed alive and travelled ‘round the world for hundred of years, performing all manner of roguish deeds and derring do, powered by some big life giving magic stuff, and now he’s our captain?”</text:p>
      <text:p text:style-name="P3"><text:soft-page-break/><text:tab/>“Yep. That’s what I think.”</text:p>
      <text:p text:style-name="P2"><text:span text:style-name="T1"><text:tab/>“Wouldn’t it make more sense that it’s just some penguin who didn’t want his real name to be known, so he switches it for one of them pseud-o-nums </text:span><text:span text:style-name="T2">that Bani Karl used’ter use?”</text:span></text:p>
      <text:p text:style-name="P4"><text:tab/>“Well I thought about that.” The penguin with the red bandanna says. He pushes a few bits into the center of the table. </text:p>
      <text:p text:style-name="P4"><text:tab/>“Aye?” The curious penguin pushes a smaller amount of bits into the center of the table. </text:p>
      <text:p text:style-name="P4"><text:tab/>“But where would he have gotten the big, mysterious, faster than a gay deer going down to the donut shop, ship?”</text:p>
      <text:p text:style-name="P4"><text:tab/>“I dunno, magic probly.”<text:line-break/><text:tab/>“Aye, there’s bound to be magic in the story somewhere.”</text:p>
      <text:p text:style-name="P4"><text:tab/><text:span text:style-name="T3">The curious penguin lays down a card. A knife pins the card to the table with a thwunk. The curious penguin and the penguin in the red bandanna look at the knife. </text:span></text:p>
      <text:p text:style-name="P4"><text:tab/>“<text:span text:style-name="T3">First Mate Hondlar, Quartermaster Borg, the both of you are supposed to be cataloging the plunder from the Empress’ Maiden.”</text:span></text:p>
      <text:p text:style-name="P4"><text:tab/>“<text:span text:style-name="T3">We were just taking a rum break, Captain.” Hondlar says. He tugs at his red bandanna.</text:span></text:p>
      <text:p text:style-name="P4"><text:tab/>“<text:span text:style-name="T3">A rum break?” Captain Coral says.</text:span></text:p>
      <text:p text:style-name="P4"><text:tab/>“<text:span text:style-name="T3">Aye.” Borg says. “Just a shor-”</text:span></text:p>
      <text:p text:style-name="P4"><text:tab/>“<text:span text:style-name="T3">You’ve been on rum break for the past hour while me and the rest of the crew are going over the plunder and figuring out where to sell it for the best payout in rum, arms, and gold.” Captain Coral says. He leans down over Borg. “That’s something I would quite like my </text:span><text:span text:style-name="T4">quartermaster</text:span><text:span text:style-name="T5"> to be involved in.” Captain Coral puts a flipper on top of Borg’s head. “You take my meaning?” </text:span></text:p>
      <text:p text:style-name="P4"><text:span text:style-name="T5"><text:tab/>Borg keeps his beak shut. He nods. He picks up the glass of rum in front of him, finishes it, and hops out of the chair. His feet slap against the deck as he runs to the hold. </text:span></text:p>
      <text:p text:style-name="P4"><text:span text:style-name="T5"><text:tab/>Captain Coral turns to look at Hondlar. Hondlar is already up. His form disappears around the same corner that Borg turned a moment ago. </text:span></text:p>
      <text:p text:style-name="P4"><text:soft-page-break/><text:span text:style-name="T5"><text:tab/>Captain Coral stands over the table a moment. His eye roves over the rum, the bits, and the cards still on the table. Captain Coral looks to either side of himself. One flipper goes to his hat. Captain Coral’s hat slips off his head. He holds it so the black interior faces the ceiling of the ship. His other flipper scoops the bits from the table into the hat. There is a muted clink that sounds like it comes from deep within a well. </text:span><text:span text:style-name="T6">Captain Coral pops the hat back onto his head. He adjusts it with one flipper. His other flipper grabs the bottle of rum from the table. Captain Coral turns around. He pops the cork from the rum bottle. He drinks deep from it as he walks back to the hold. Captain Coral stops drinking for a moment. </text:span></text:p>
      <text:p text:style-name="P4"><text:span text:style-name="T6"><text:tab/>“Why’s it always got to be magic?” Captain Coral takes another drink. “I mean, there’s some magic.” The contents of the rum bottle swish as Coral swigs. “But what about my sense of flair, my style, panache, savoir faire, charisma, charm.” Coral drinks down the last of the rum. “And all the other twenty bit 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1T13:44:43.930000000</meta:creation-date>
    <dc:title>Times New Roman Twelve Point Double Space</dc:title>
    <meta:editing-duration>PT11M6S</meta:editing-duration>
    <meta:editing-cycles>3</meta:editing-cycles>
    <meta:generator>LibreOffice/6.1.2.1$Windows_X86_64 LibreOffice_project/65905a128db06ba48db947242809d14d3f9a93fe</meta:generator>
    <dc:date>2020-01-02T11:31:02.119000000</dc:date>
    <meta:document-statistic meta:table-count="0" meta:image-count="0" meta:object-count="0" meta:page-count="4" meta:paragraph-count="44" meta:word-count="1077" meta:character-count="5934" meta:non-whitespace-character-count="4840"/>
    <meta:template xlink:type="simple" xlink:actuate="onRequest" xlink:title="Times New Roman Twelve Point Double Space" xlink:href="../../AppData/Roaming/LibreOffice/4/user/template/Times%20New%20Roman%20Twelve%20Point%20Double%20Space.ott" meta:date="2020-01-01T13:44:43.085000000"/>
  </office:meta>
</office:document-meta>
</file>